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fo:font-size="18pt" style:font-size-asian="18pt" style:font-size-complex="18pt"/>
    </style:style>
    <style:style style:name="T2" style:parent-style-name="DefaultParagraphFont" style:family="text">
      <style:text-properties fo:font-size="12pt" style:font-size-asian="12pt" style:font-size-complex="12pt" fo:language="nl" fo:country="NL"/>
    </style:style>
    <style:style style:name="T3" style:parent-style-name="DefaultParagraphFont" style:family="text">
      <style:text-properties fo:font-size="12pt" style:font-size-asian="12pt" style:font-size-complex="12pt" fo:language="nl" fo:country="NL"/>
    </style:style>
    <style:style style:name="T4" style:parent-style-name="DefaultParagraphFont" style:family="text">
      <style:text-properties style:text-position="super 66.6%" fo:font-size="12pt" style:font-size-asian="12pt" style:font-size-complex="12pt" fo:language="nl" fo:country="NL"/>
    </style:style>
    <style:style style:name="T5" style:parent-style-name="DefaultParagraphFont" style:family="text">
      <style:text-properties fo:font-size="12pt" style:font-size-asian="12pt" style:font-size-complex="12pt" fo:language="nl" fo:country="NL"/>
    </style:style>
    <style:style style:name="P6" style:parent-style-name="ListParagraph" style:list-style-name="LFO1" style:family="paragraph">
      <style:text-properties fo:font-size="12pt" style:font-size-asian="12pt" style:font-size-complex="12pt"/>
    </style:style>
    <style:style style:name="P7" style:parent-style-name="Normal" style:family="paragraph">
      <style:paragraph-properties fo:margin-left="0.25in">
        <style:tab-stops/>
      </style:paragraph-properties>
      <style:text-properties fo:font-size="12pt" style:font-size-asian="12pt" style:font-size-complex="12pt" fo:language="nl" fo:country="NL"/>
    </style:style>
    <style:style style:name="P8" style:parent-style-name="ListParagraph" style:list-style-name="LFO1" style:family="paragraph">
      <style:text-properties fo:font-size="12pt" style:font-size-asian="12pt" style:font-size-complex="12pt" fo:language="nl" fo:country="NL"/>
    </style:style>
    <style:style style:name="P9" style:parent-style-name="Normal" style:family="paragraph">
      <style:paragraph-properties fo:margin-left="0.25in">
        <style:tab-stops/>
      </style:paragraph-properties>
    </style:style>
    <style:style style:name="T10" style:parent-style-name="DefaultParagraphFont" style:family="text">
      <style:text-properties fo:font-size="12pt" style:font-size-asian="12pt" style:font-size-complex="12pt" fo:language="nl" fo:country="NL"/>
    </style:style>
    <style:style style:name="T11" style:parent-style-name="DefaultParagraphFont" style:family="text">
      <style:text-properties style:text-position="super 66.6%" fo:font-size="12pt" style:font-size-asian="12pt" style:font-size-complex="12pt" fo:language="nl" fo:country="NL"/>
    </style:style>
    <style:style style:name="T12" style:parent-style-name="DefaultParagraphFont" style:family="text">
      <style:text-properties fo:font-size="12pt" style:font-size-asian="12pt" style:font-size-complex="12pt" fo:language="nl" fo:country="NL"/>
    </style:style>
    <style:style style:name="P13" style:parent-style-name="ListParagraph" style:list-style-name="LFO1" style:family="paragraph">
      <style:text-properties fo:font-size="12pt" style:font-size-asian="12pt" style:font-size-complex="12pt"/>
    </style:style>
    <style:style style:name="P14" style:parent-style-name="Normal" style:family="paragraph">
      <style:paragraph-properties fo:margin-left="0.25in">
        <style:tab-stops/>
      </style:paragraph-properties>
    </style:style>
    <style:style style:name="T15" style:parent-style-name="DefaultParagraphFont" style:family="text">
      <style:text-properties fo:font-size="12pt" style:font-size-asian="12pt" style:font-size-complex="12pt" fo:language="nl" fo:country="NL"/>
    </style:style>
    <style:style style:name="T16" style:parent-style-name="DefaultParagraphFont" style:family="text">
      <style:text-properties fo:font-size="12pt" style:font-size-asian="12pt" style:font-size-complex="12pt" fo:language="nl" fo:country="NL"/>
    </style:style>
  </office:automatic-styles>
  <office:body>
    <office:text text:use-soft-page-breaks="true">
      <text:p text:style-name="P1">Symposium / Posterdag 2023</text:p>
      <text:p text:style-name="Normal"><text:span text:style-name="T2">Op vrijdag 4 februari werd het D</text:span><text:span text:style-name="T3">ASH/UMCG en Hanzehogeschool symposium gehouden. Hierbij kwamen er enkele sprekers in het vakgebied wat vertellen over hun projecten, of waar ze juist moeite mee hebben ( voor toekomstige stage plekken bijvoorbeeld ). Het was een erg leuke en interessante bijeenkomst. Op de locatie konden de 4</text:span><text:span text:style-name="T4">e</text:span><text:span text:style-name="T5"><text:s/>jaars studenten hun poster presenteren en ik ga er hier 3 kort bespreken:</text:span></text:p>
      <text:list text:style-name="LFO1" text:continue-numbering="true">
        <text:list-item>
          <text:p text:style-name="P6">Rose Hasenberg<text:s/>~<text:s/>Interactive web visualisations for UK Biobank analyses.</text:p>
        </text:list-item>
      </text:list>
      <text:p text:style-name="P7">Tuurlijk moest ik wel even bij de poster van Rose op bezoek, ik werk immers binnenkort bij dezelfde stageplek en ik ga haar werk verder doorzetten. Rose heeft in de webpagina gemaakt met R shiny een histogram plotting systeem gebouwd waarmee je met elke gegeven subset van data een histogram kan plotten met o.a. verschillende bucket sizes. Rose is er achter gekomen dat er<text:s/>bepaalde problemen zijn met plotly waardoor de plot er raar uit kwam zien, hierom heeft ze de plot zelf nagebouwt met shiny en R. Het project leek me ook zelf erg leuk want ik houd van application design, dus vandaar dat ik hier ook stage ga lopen, en een soort gelijke opdracht ga doen.</text:p>
      <text:list text:style-name="LFO1" text:continue-numbering="true">
        <text:list-item>
          <text:p text:style-name="P8">Kasper Notebomer ~<text:s/>Clinical Neuro Engineering</text:p>
        </text:list-item>
      </text:list>
      <text:p text:style-name="P9"><text:span text:style-name="T10">Kasper zijn project leek me erg interessant aangezien hij ging kijken naar bewegingen d.m.v. machine learning en een soort van skeletons. Je zag duidelijk op zijn plots de rechte lijnen die een normale beweging van een persoon zou moeten zijn en de bijzondere plotjes waar je duidelijk ziet als iemand niet correct beweegt. Samen met zijn resultaten en de mooie poster snap ik wel dat hij 1</text:span><text:span text:style-name="T11">e</text:span><text:span text:style-name="T12"><text:s/>is geworden. Zelf zou ik hier minder graag stage willen lopen omdat ik machine learning minder leuk vind dan bijvoorbeeld data analyze en het maken van een tool / webpagina.</text:span></text:p>
      <text:list text:style-name="LFO1" text:continue-numbering="true">
        <text:list-item>
          <text:p text:style-name="P13">Lisan Eisinga ~ Optimization procedures for a<text:s/>virus discovery pipeline for a wide spectrum of hosts and viruses</text:p>
        </text:list-item>
      </text:list>
      <text:p text:style-name="P14"><text:span text:style-name="T15">De eerste reden da</text:span><text:span text:style-name="T16">t ik uitkwam bij Lisan is dat de poster me aantrok, dat was een pluspuntje. Ze heeft een bestaande trage pipeline die veel varieert tussen onderzoeksgroepen verbeterd en gekeken naar de tijdsverschillen en deze geplot. Ik vond dit op deze manier erg overzichtelijk wat ze heeft gedaan, wat de verbeteringen zijn geweest en hoe dit nog beter kan. Zelf vind ik snakemake gebruiken met python erg leuk. Het project bij Ancora leek me echter leuker aangezien je steeds je eigen product kan beoordelen en weer iets kan tweaken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riën de Jong</meta:initial-creator>
    <dc:creator>Jurriën de Jong</dc:creator>
    <meta:creation-date>2023-02-07T11:39:00Z</meta:creation-date>
    <dc:date>2023-02-07T13:16:00Z</dc:date>
    <meta:template xlink:href="Normal.dotm" xlink:type="simple"/>
    <meta:editing-cycles>1</meta:editing-cycles>
    <meta:editing-duration>PT5820S</meta:editing-duration>
    <meta:document-statistic meta:page-count="1" meta:paragraph-count="4" meta:word-count="362" meta:character-count="2427" meta:row-count="17" meta:non-whitespace-character-count="2069"/>
  </office:meta>
</office:document-meta>
</file>